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enmanagementplan</text:p>
      <text:p text:style-name="Standard">Projektname: $_PROJECT</text:p>
      <text:p text:style-name="Standard">Forschungsförderer: Bundesministerium für Bildung und Forschung</text:p>
      <text:p text:style-name="Standard">Förderprogramm: </text:p>
      <text:p text:style-name="Standard">FKZ: </text:p>
      <text:p text:style-name="Standard">Primärforscher/Wissenschaftler: </text:p>
      <text:p text:style-name="Standard">ID Primärforscher/Wissenschaftler: </text:p>
      <text:p text:style-name="Standard">Kontaktperson Datenmanagement: $_DATAOFFICER</text:p>
      <text:p text:style-name="Standard">ID Kontaktperson Datenmanagement: </text:p>
      <text:p text:style-name="Standard">Kontakt: </text:p>
      <text:p text:style-name="Standard">Projektbeschreibung: </text:p>
      <text:p text:style-name="Standard"/>
      <text:p text:style-name="Standard">Erstellungsdatum: </text:p>
      <text:p text:style-name="Standard">Änderungsdatum: </text:p>
      <text:p text:style-name="Standard">Zu beachtende Vorgaben: </text:p>
      <text:p text:style-name="Standard"/>
      <text:p text:style-name="Standard">Datenspeicherung</text:p>
      <text:p text:style-name="Standard"/>
      <text:p text:style-name="Standard"/>
      <text:p text:style-name="Standard">Die Dateibenennung erfolgt nach folgendem Standard:</text:p>
      <text:p text:style-name="Standard"/>
      <text:p text:style-name="Standard">Dateien werden in möglichst offenen, standardisierten Formaten gespeichert. </text:p>
      <text:p text:style-name="Standard"/>
      <text:p text:style-name="Standard">Datendokumentation</text:p>
      <text:p text:style-name="Standard"/>
      <text:p text:style-name="Standard"><text:soft-page-break/>Folgende Dokumente werden erstellt:</text:p>
      <text:p text:style-name="P1">Public data will be extracted as described in the previous paragraph. For $_PROJECT, specific data sets will be generated by the consortium partners.</text:p>
      <text:p text:style-name="P1">#if$_RNASEQ Short read sequencing will be outsourced and raw data will be received. #endif$_RNASEQ</text:p>
      <text:p text:style-name="P1">#if$_METABOLOMIC Metabolomic data will be generated using chromatography coupled to mass spectrometry and from enzyme platforms mostly #endif$_METABOLOMIC.</text:p>
      <text:p text:style-name="P1">#if$_PROTEOMIC proteomic data will be generated using an EU platform which is in line with community standards #endif$_PROTEOMIC.</text:p>
      <text:p text:style-name="P1">#if$_PREVIOUSPROJECTS data from previous projects such as $_PREVIOUSPROJECTS will be considered. #endif$_PREVIOUSPROJECTS <text:s/></text:p>
      <text:p text:style-name="Standard"/>
      <text:p text:style-name="Standard">Legitimität</text:p>
      <text:p text:style-name="Standard">Data Sharing</text:p>
      <text:p text:style-name="Standard"/>
      <text:p text:style-name="Standard">Datenerhal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136" meta:character-count="1242" meta:non-whitespace-character-count="1120"/>
    <meta:generator>LibreOfficeDev/6.0.5.2$Linux_X86_64 LibreOffice_project/</meta:generator>
  </office:meta>
</office:document-meta>
</file>